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536" officeooo:paragraph-rsid="00064536"/>
    </style:style>
    <style:style style:name="T1" style:family="text">
      <style:text-properties officeooo:rsid="0009f6c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Écrire un programme qui calcule 10 valeurs équidistantes entre le nombre -π et le nombre +π.</text:p>
      <text:p text:style-name="P1"/>
      <text:p text:style-name="P1"><draw:frame draw:style-name="fr1" draw:name="Objet1" text:anchor-type="paragraph" svg:width="16.05cm" svg:height="0.45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2. Même question pour un nombre de valeurs choisi par l'utilisateur entre deux nombres fixés par l'utilisateur. Exemple : 30 nombres entre -5 et +4</text:p>
      <text:p text:style-name="P1"/>
      <text:p text:style-name="P1">3. Même question, mais vérifier que le premier nombre est plus petit que le deuxième. Refuser le calcul si nécessaire.</text:p>
      <text:p text:style-name="P1"/>
      <text:p text:style-name="P1">4. Soit la fonction f(x) = a.x + b.<text:line-break/>L'utilisateur d'un programme souhaite pouvoir fixer les valeurs de a et de b (Exemple : a=-3 et b=2) et une certaine plage dans laquelle on étudie la fonction (Exemple : entre -10 et +10).</text:p>
      <text:p text:style-name="P1">Le programme doit déterminer si une racine de la fonction se trouve dans l'intervalle. Il fournit aussi une valeur approchée de cette racine.</text:p>
      <text:p text:style-name="P1">Il existe des algorithmes classiques pour résoudre ce problème de manière très précise. Ici, on attend simplement d'utiliser les rappels des <text:line-break/>Pour l'écriture de ce programme, utiliser simplement ce qui a été mis en œuvre aux trois premier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RESSE Yves</meta:initial-creator>
    <meta:creation-date>2016-09-15T11:56:22.904529058</meta:creation-date>
    <dc:date>2016-09-15T12:53:46.256161341</dc:date>
    <dc:creator>MAIRESSE Yves</dc:creator>
    <meta:editing-duration>PT57M23S</meta:editing-duration>
    <meta:editing-cycles>2</meta:editing-cycles>
    <meta:generator>LibreOffice/5.1.5.2$Linux_X86_64 LibreOffice_project/10m0$Build-2</meta:generator>
    <meta:document-statistic meta:table-count="0" meta:image-count="0" meta:object-count="1" meta:page-count="1" meta:paragraph-count="6" meta:word-count="167" meta:character-count="975" meta:non-whitespace-character-count="8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5mm"/>
    </style:style>
    <style:style style:name="co3" style:family="table-column">
      <style:table-column-properties fo:break-before="auto" style:column-width="18.82mm"/>
    </style:style>
    <style:style style:name="co4" style:family="table-column">
      <style:table-column-properties fo:break-before="auto" style:column-width="4.96mm"/>
    </style:style>
    <style:style style:name="co5" style:family="table-column">
      <style:table-column-properties fo:break-before="auto" style:column-width="17.83mm"/>
    </style:style>
    <style:style style:name="co6" style:family="table-column">
      <style:table-column-properties fo:break-before="auto" style:column-width="1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6"/>
          <table:table-cell office:value-type="float" office:value="-3.14159" calcext:value-type="float">
            <text:p>-3,14159</text:p>
          </table:table-cell>
          <table:table-cell office:value-type="float" office:value="-2.513272" calcext:value-type="float">
            <text:p>-2,513272</text:p>
          </table:table-cell>
          <table:table-cell office:value-type="float" office:value="-1.884954" calcext:value-type="float">
            <text:p>-1,884954</text:p>
          </table:table-cell>
          <table:table-cell office:value-type="float" office:value="-1.256636" calcext:value-type="float">
            <text:p>-1,256636</text:p>
          </table:table-cell>
          <table:table-cell office:value-type="float" office:value="-0.628318" calcext:value-type="float">
            <text:p>-0,628318</text:p>
          </table:table-cell>
          <table:table-cell office:value-type="float" office:value="0" calcext:value-type="float">
            <text:p>0</text:p>
          </table:table-cell>
          <table:table-cell office:value-type="float" office:value="0.628318" calcext:value-type="float">
            <text:p>0,628318</text:p>
          </table:table-cell>
          <table:table-cell office:value-type="float" office:value="1.256636" calcext:value-type="float">
            <text:p>1,256636</text:p>
          </table:table-cell>
          <table:table-cell office:value-type="float" office:value="1.884954" calcext:value-type="float">
            <text:p>1,884954</text:p>
          </table:table-cell>
          <table:table-cell office:value-type="float" office:value="2.513272" calcext:value-type="float">
            <text:p>2,513272</text:p>
          </table:table-cell>
          <table:table-cell office:value-type="float" office:value="3.14159" calcext:value-type="float">
            <text:p>3,1415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2:02:06.534245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